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023068" style:font-weight-asian="bold" style:font-weight-complex="bold"/>
    </style:style>
    <style:style style:name="P2" style:family="paragraph" style:parent-style-name="Heading_20_1" style:master-page-name="Standard">
      <style:paragraph-properties style:page-number="auto"/>
      <style:text-properties fo:language="en" fo:country="US" fo:font-style="italic" style:text-underline-style="solid" style:text-underline-width="auto" style:text-underline-color="font-color" fo:font-weight="bold" officeooo:rsid="000e2a37" officeooo:paragraph-rsid="00023068" style:font-style-asian="italic" style:font-weight-asian="bold"/>
    </style:style>
    <style:style style:name="P3" style:family="paragraph" style:parent-style-name="Heading_20_2">
      <style:text-properties fo:language="en" fo:country="US" fo:font-weight="bold" officeooo:paragraph-rsid="00023068" style:font-weight-asian="bold"/>
    </style:style>
    <style:style style:name="P4" style:family="paragraph" style:parent-style-name="Heading_20_2">
      <style:text-properties fo:language="en" fo:country="US" officeooo:rsid="00254f5a" officeooo:paragraph-rsid="00023068"/>
    </style:style>
    <style:style style:name="P5" style:family="paragraph" style:parent-style-name="Heading_20_2">
      <style:text-properties fo:language="en" fo:country="US" officeooo:paragraph-rsid="00023068"/>
    </style:style>
    <style:style style:name="P6" style:family="paragraph" style:parent-style-name="Heading_20_4">
      <style:text-properties officeooo:rsid="001b822b" officeooo:paragraph-rsid="00023068"/>
    </style:style>
    <style:style style:name="P7" style:family="paragraph" style:parent-style-name="Heading_20_4">
      <style:text-properties fo:language="en" fo:country="US" officeooo:rsid="00154fb6" officeooo:paragraph-rsid="00023068"/>
    </style:style>
    <style:style style:name="P8" style:family="paragraph" style:parent-style-name="List_20_Paragraph" style:list-style-name="WWNum1">
      <style:text-properties officeooo:rsid="0015d1d3" officeooo:paragraph-rsid="00023068"/>
    </style:style>
    <style:style style:name="P9" style:family="paragraph" style:parent-style-name="List_20_Paragraph" style:list-style-name="WWNum1">
      <style:text-properties officeooo:paragraph-rsid="00023068"/>
    </style:style>
    <style:style style:name="P10" style:family="paragraph" style:parent-style-name="Standard">
      <style:text-properties fo:language="en" fo:country="US" officeooo:rsid="00154fb6" officeooo:paragraph-rsid="00023068"/>
    </style:style>
    <style:style style:name="P11" style:family="paragraph" style:parent-style-name="Standard">
      <style:text-properties fo:language="en" fo:country="US" officeooo:rsid="001f607e" officeooo:paragraph-rsid="00023068"/>
    </style:style>
    <style:style style:name="P12" style:family="paragraph" style:parent-style-name="Standard">
      <style:text-properties fo:language="en" fo:country="US" style:text-underline-style="solid" style:text-underline-width="auto" style:text-underline-color="font-color" fo:font-weight="bold" officeooo:rsid="00186ae3" officeooo:paragraph-rsid="00023068" style:font-weight-asian="bold" style:font-weight-complex="bold"/>
    </style:style>
    <style:style style:name="P13" style:family="paragraph" style:parent-style-name="Standard">
      <style:text-properties fo:language="en" fo:country="US" fo:font-weight="normal" officeooo:rsid="001f607e" officeooo:paragraph-rsid="00023068" style:font-weight-asian="normal" style:font-weight-complex="normal"/>
    </style:style>
    <style:style style:name="P14" style:family="paragraph" style:parent-style-name="Standard">
      <style:text-properties fo:language="en" fo:country="US" fo:font-weight="normal" officeooo:rsid="001c42e6" officeooo:paragraph-rsid="00023068" style:font-weight-asian="normal" style:font-weight-complex="normal"/>
    </style:style>
    <style:style style:name="P15" style:family="paragraph" style:parent-style-name="Standard">
      <style:text-properties fo:language="en" fo:country="US" fo:font-weight="normal" officeooo:rsid="00023068" officeooo:paragraph-rsid="00023068" style:font-weight-asian="normal" style:font-weight-complex="normal"/>
    </style:style>
    <style:style style:name="P16" style:family="paragraph" style:parent-style-name="Standard">
      <style:text-properties fo:language="en" fo:country="US" officeooo:rsid="001b822b" officeooo:paragraph-rsid="00023068"/>
    </style:style>
    <style:style style:name="P17" style:family="paragraph" style:parent-style-name="Standard">
      <style:text-properties fo:language="en" fo:country="US" officeooo:rsid="00179c68" officeooo:paragraph-rsid="00023068"/>
    </style:style>
    <style:style style:name="P18" style:family="paragraph" style:parent-style-name="Standard">
      <style:text-properties fo:language="en" fo:country="US" officeooo:rsid="00186ae3" officeooo:paragraph-rsid="00023068"/>
    </style:style>
    <style:style style:name="P19" style:family="paragraph" style:parent-style-name="Standard">
      <style:text-properties fo:language="en" fo:country="US" officeooo:rsid="001c42e6" officeooo:paragraph-rsid="00023068"/>
    </style:style>
    <style:style style:name="P20" style:family="paragraph" style:parent-style-name="Standard">
      <style:text-properties fo:language="en" fo:country="US" officeooo:rsid="000fa15c" officeooo:paragraph-rsid="00023068"/>
    </style:style>
    <style:style style:name="P21" style:family="paragraph" style:parent-style-name="Standard">
      <style:text-properties fo:language="en" fo:country="US" officeooo:rsid="00104249" officeooo:paragraph-rsid="00023068"/>
    </style:style>
    <style:style style:name="P22" style:family="paragraph" style:parent-style-name="Standard">
      <style:text-properties fo:language="en" fo:country="US" officeooo:rsid="00127a8d" officeooo:paragraph-rsid="00023068"/>
    </style:style>
    <style:style style:name="P23" style:family="paragraph" style:parent-style-name="Standard">
      <style:text-properties fo:language="en" fo:country="US" fo:font-style="italic" style:text-underline-style="solid" style:text-underline-width="auto" style:text-underline-color="font-color" fo:font-weight="bold" officeooo:rsid="00154fb6" officeooo:paragraph-rsid="00023068" style:font-style-asian="italic" style:font-weight-asian="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023068" style:font-style-asian="italic" style:font-weight-asian="normal" style:font-weight-complex="normal"/>
    </style:style>
    <style:style style:name="P25" style:family="paragraph" style:parent-style-name="Standard">
      <style:text-properties fo:language="en" fo:country="US" officeooo:paragraph-rsid="00023068"/>
    </style:style>
    <style:style style:name="P26" style:family="paragraph" style:parent-style-name="Standard">
      <style:text-properties officeooo:rsid="00154fb6" officeooo:paragraph-rsid="00023068"/>
    </style:style>
    <style:style style:name="P27" style:family="paragraph" style:parent-style-name="Standard">
      <style:text-properties style:text-underline-style="solid" style:text-underline-width="auto" style:text-underline-color="font-color" fo:font-weight="bold" officeooo:rsid="001f860d" officeooo:paragraph-rsid="00023068" style:font-weight-asian="bold" style:font-weight-complex="bold"/>
    </style:style>
    <style:style style:name="P2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23068"/>
    </style:style>
    <style:style style:name="P29" style:family="paragraph" style:parent-style-name="Text_20_body">
      <style:text-properties officeooo:rsid="001b822b" officeooo:paragraph-rsid="00023068"/>
    </style:style>
    <style:style style:name="P30" style:family="paragraph" style:parent-style-name="Text_20_body">
      <style:text-properties fo:language="en" fo:country="US" officeooo:rsid="001b822b" officeooo:paragraph-rsid="00023068"/>
    </style:style>
    <style:style style:name="T1" style:family="text">
      <style:text-properties officeooo:rsid="001f607e"/>
    </style:style>
    <style:style style:name="T2" style:family="text">
      <style:text-properties officeooo:rsid="001fc6da"/>
    </style:style>
    <style:style style:name="T3" style:family="text">
      <style:text-properties officeooo:rsid="0014919c"/>
    </style:style>
    <style:style style:name="T4" style:family="text">
      <style:text-properties officeooo:rsid="00179c68"/>
    </style:style>
    <style:style style:name="T5" style:family="text">
      <style:text-properties style:text-position="super 58%"/>
    </style:style>
    <style:style style:name="T6" style:family="text">
      <style:text-properties style:text-position="super 58%" officeooo:rsid="001f607e"/>
    </style:style>
    <style:style style:name="T7" style:family="text">
      <style:text-properties style:text-position="super 58%" officeooo:rsid="0014919c"/>
    </style:style>
    <style:style style:name="T8" style:family="text">
      <style:text-properties style:text-position="super 58%" officeooo:rsid="00186ae3"/>
    </style:style>
    <style:style style:name="T9" style:family="text">
      <style:text-properties style:text-position="super 58%" fo:font-style="italic" style:text-underline-style="solid" style:text-underline-width="auto" style:text-underline-color="font-color" fo:font-weight="bold" style:font-style-asian="italic" style:font-weight-asian="bold"/>
    </style:style>
    <style:style style:name="T1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11" style:family="text">
      <style:text-properties style:text-position="super 58%" officeooo:rsid="00023068"/>
    </style:style>
    <style:style style:name="T12" style:family="text">
      <style:text-properties fo:language="en" fo:country="US"/>
    </style:style>
    <style:style style:name="T13" style:family="text">
      <style:text-properties fo:language="en" fo:country="US" officeooo:rsid="001d8159"/>
    </style:style>
    <style:style style:name="T14" style:family="text">
      <style:text-properties fo:language="en" fo:country="US" officeooo:rsid="001f860d"/>
    </style:style>
    <style:style style:name="T15" style:family="text">
      <style:text-properties fo:language="en" fo:country="US" style:text-underline-style="solid" style:text-underline-width="auto" style:text-underline-color="font-color" officeooo:rsid="00154fb6"/>
    </style:style>
    <style:style style:name="T16" style:family="text">
      <style:text-properties fo:language="en" fo:country="US" style:text-underline-style="solid" style:text-underline-width="auto" style:text-underline-color="font-color" officeooo:rsid="001f860d"/>
    </style:style>
    <style:style style:name="T17" style:family="text">
      <style:text-properties fo:language="en" fo:country="US" officeooo:rsid="00210735"/>
    </style:style>
    <style:style style:name="T18" style:family="text">
      <style:text-properties fo:language="en" fo:country="US" officeooo:rsid="00016e55"/>
    </style:style>
    <style:style style:name="T19" style:family="text">
      <style:text-properties fo:language="en" fo:country="US" officeooo:rsid="001c42e6"/>
    </style:style>
    <style:style style:name="T20" style:family="text">
      <style:text-properties fo:language="en" fo:country="US" officeooo:rsid="00232a4a"/>
    </style:style>
    <style:style style:name="T21" style:family="text">
      <style:text-properties fo:language="en" fo:country="US" officeooo:rsid="001fc6da"/>
    </style:style>
    <style:style style:name="T22" style:family="text">
      <style:text-properties officeooo:rsid="000b7cd2"/>
    </style:style>
    <style:style style:name="T23" style:family="text">
      <style:text-properties officeooo:rsid="00169808"/>
    </style:style>
    <style:style style:name="T24" style:family="text">
      <style:text-properties officeooo:rsid="001b822b"/>
    </style:style>
    <style:style style:name="T25" style:family="text">
      <style:text-properties officeooo:rsid="00186ae3"/>
    </style:style>
    <style:style style:name="T26" style:family="text">
      <style:text-properties officeooo:rsid="00209590"/>
    </style:style>
    <style:style style:name="T27" style:family="text">
      <style:text-properties officeooo:rsid="001c42e6"/>
    </style:style>
    <style:style style:name="T28" style:family="text">
      <style:text-properties fo:font-style="italic" style:text-underline-style="solid" style:text-underline-width="auto" style:text-underline-color="font-color" fo:font-weight="bold" style:font-style-asian="italic" style:font-weight-asian="bold"/>
    </style:style>
    <style:style style:name="T29" style:family="text">
      <style:text-properties fo:font-style="italic" style:text-underline-style="solid" style:text-underline-width="auto" style:text-underline-color="font-color" fo:font-weight="bold" officeooo:rsid="000e1cb5" style:font-style-asian="italic" style:font-weight-asian="bold"/>
    </style:style>
    <style:style style:name="T30" style:family="text">
      <style:text-properties fo:font-style="italic" style:text-underline-style="solid" style:text-underline-width="auto" style:text-underline-color="font-color" fo:font-weight="bold" officeooo:rsid="000fa590" style:font-style-asian="italic" style:font-weight-asian="bold"/>
    </style:style>
    <style:style style:name="T31" style:family="text">
      <style:text-properties fo:font-style="italic" style:text-underline-style="solid" style:text-underline-width="auto" style:text-underline-color="font-color" fo:font-weight="bold" officeooo:rsid="0012ee52" style:font-style-asian="italic" style:font-weight-asian="bold"/>
    </style:style>
    <style:style style:name="T32" style:family="text">
      <style:text-properties fo:font-style="italic" style:text-underline-style="solid" style:text-underline-width="auto" style:text-underline-color="font-color" fo:font-weight="bold" officeooo:rsid="00156e8e" style:font-style-asian="italic" style:font-weight-asian="bold"/>
    </style:style>
    <style:style style:name="T3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4" style:family="text">
      <style:text-properties officeooo:rsid="000230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September </text:span><text:span text:style-name="T2">2020</text:span> templat<text:span text:style-name="T3">e beta </text:span><text:span text:style-name="T34">2 September 3</text:span><text:span text:style-name="T11">rd</text:span><text:span text:style-name="T34"> 2020</text:span></text:h>
      <text:h text:style-name="P3" text:outline-level="2">Table of contents<text:bookmark text:name="_GoBack"/></text:h>
      <text:list xml:id="list2532859014" text:style-name="WWNum1">
        <text:list-item>
          <text:p text:style-name="P8"><text:a xlink:type="simple" xlink:href="#Today |outline" text:style-name="Internet_20_link" text:visited-style-name="Visited_20_Internet_20_Link"><text:span text:style-name="T12">today</text:span></text:a></text:p>
        </text:list-item>
        <text:list-item>
          <text:p text:style-name="P9"><text:a xlink:type="simple" xlink:href="#_End_of_day" text:style-name="ListLabel_20_1" text:visited-style-name="ListLabel_20_1"><text:span text:style-name="Internet_20_link"><text:span text:style-name="T12">End of day (outro)</text:span></text:span></text:a></text:p>
        </text:list-item>
        <text:list-item>
          <text:p text:style-name="P9"><text:a xlink:type="simple" xlink:href="#_End_of_today’s" text:style-name="ListLabel_20_1" text:visited-style-name="ListLabel_20_1"><text:span text:style-name="Internet_20_link"><text:span text:style-name="T12">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13"> – </text:span></text:span><text:span text:style-name="Internet_20_link"><text:span text:style-name="T14">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5">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5">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5">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5">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6">evening/</text:span></text:span></text:a><text:a xlink:type="simple" xlink:href="#0.0.0.6.Evening/Mid-day notes (laptop)|outline" text:style-name="Internet_20_link" text:visited-style-name="Visited_20_Internet_20_Link"><text:span text:style-name="Internet_20_link"><text:span text:style-name="T15">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6">evening/</text:span></text:span></text:a><text:a xlink:type="simple" xlink:href="#0.0.0.7.Evening/Mid-day notes (phone)|outline" text:style-name="Internet_20_link" text:visited-style-name="Visited_20_Internet_20_Link"><text:span text:style-name="Internet_20_link"><text:span text:style-name="T15">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5">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5">overnight notes (phone)</text:span></text:span></text:a></text:p>
        </text:list-item>
      </text:list>
      <text:p text:style-name="P25">#### Words total</text:p>
      <text:p text:style-name="P25">// <text:span text:style-name="T22">This section is hardly ever filled out</text:span></text:p>
      <text:h text:style-name="P4" text:outline-level="2">Today </text:h>
      <text:p text:style-name="P10"><text:span text:style-name="T1">Today is [Month, Day, Year]. </text:span>I woke up at <text:span text:style-name="T23">xx</text:span>:<text:span text:style-name="T23">xx </text:span>am <text:span text:style-name="T24">t</text:span><text:span text:style-name="T34">o</text:span></text:p>
      <text:p text:style-name="P10"/>
      <text:p text:style-name="P11">Morning notes (laptop)</text:p>
      <text:p text:style-name="P12">Entries start below here</text:p>
      <text:p text:style-name="P13">{No default entries}</text:p>
      <text:p text:style-name="P15">No morning notes from my laptop for today</text:p>
      <text:p text:style-name="P16"><text:span text:style-name="T2">&lt;</text:span>Add other notes here<text:span text:style-name="T2">&gt;</text:span></text:p>
      <text:p text:style-name="P10"/>
      <text:p text:style-name="P16">Afternoon notes (laptop)</text:p>
      <text:p text:style-name="P12">Entries start below here</text:p>
      <text:p text:style-name="P14"><text:span text:style-name="T25">{default_entry=1} 2</text:span><text:span text:style-name="T8">nd</text:span><text:span text:style-name="T25"> pill at </text:span><text:span text:style-name="T1">x:xx </text:span><text:span text:style-name="T25">pm</text:span></text:p>
      <text:p text:style-name="P15">No afternoon notes from my laptop for today</text:p>
      <text:p text:style-name="P16"><text:span text:style-name="T2">&lt;</text:span>Add other notes here<text:span text:style-name="T2">&gt;</text:span></text:p>
      <text:p text:style-name="P10"/>
      <text:p text:style-name="P16">I worked on my journaling from yesterday from pm up until pm while I listened to [song(s)] then I copy and pasted it into the <text:span text:style-name="T34">September</text:span> 2020 compilation document, then I wrote about my day from today from pm up until pm while I listened to [song(s)] Next I took a screenshot of my desktop (Since I take daily screenshots of my desktop) here is the one from today:</text:p>
      <text:p text:style-name="P17"/>
      <text:p text:style-name="P16">Next I got onto Khan Academy, then I worked on [subject] <text:span text:style-name="T4">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1">journaling work VLC playlist, then I</text:span></text:p>
      <text:p text:style-name="P16"/>
      <text:p text:style-name="P11">Evening/mid day notes (laptop)</text:p>
      <text:p text:style-name="P12">Entries start below here</text:p>
      <text:p text:style-name="P14"><text:span text:style-name="T25">{default_entry=1} 2</text:span><text:span text:style-name="T8">nd</text:span><text:span text:style-name="T25"> pill at </text:span><text:span text:style-name="T1">x:xx </text:span><text:span text:style-name="T25">pm</text:span></text:p>
      <text:p text:style-name="P15">No evening/mid-day notes from my laptop for today</text:p>
      <text:p text:style-name="P16"><text:soft-page-break/><text:span text:style-name="T2">&lt;</text:span>Add other notes here<text:span text:style-name="T2">&gt;</text:span></text:p>
      <text:p text:style-name="P16"/>
      <text:p text:style-name="P16">Overnight notes (laptop)</text:p>
      <text:p text:style-name="P18"/>
      <text:p text:style-name="P12">Entries start below here</text:p>
      <text:p text:style-name="P19"><text:span text:style-name="T25">{default_entry=2} </text:span>Afternoon website work VLC playlist exported at : <text:span text:style-name="T25">p</text:span>m</text:p>
      <text:p text:style-name="P19"><text:span text:style-name="T25">{default_entry=3} </text:span>Nighttime website work VLC playlist exported at : <text:span text:style-name="T25">p</text:span>m</text:p>
      <text:p text:style-name="P19"><text:span text:style-name="T25">{default_entry=4} </text:span>Journaling notes updated</text:p>
      <text:p text:style-name="P19"><text:span text:style-name="T25">{default_entry=5} </text:span>Closed programs, laptop shut down at <text:span text:style-name="T1">xx</text:span>:<text:span text:style-name="T1">xx</text:span> <text:span text:style-name="T26">p</text:span>m at % battery</text:p>
      <text:p text:style-name="P15">No overnight notes from my laptop for today</text:p>
      <text:p text:style-name="P16"><text:span text:style-name="T2">&lt;</text:span>Add <text:span text:style-name="T27">other</text:span> notes here<text:span text:style-name="T2">&gt;</text:span></text:p>
      <text:p text:style-name="P10"/>
      <text:p text:style-name="P26"><text:span text:style-name="T12">I eventually fell asleep at </text:span><text:span text:style-name="T17">xx:xx</text:span><text:span text:style-name="T12"> pm. </text:span><text:span text:style-name="T18">I had a [term] day with my journaling today, getting over </text:span><text:span text:style-name="T19">0,7</text:span><text:span text:style-name="T14">90</text:span><text:span text:style-name="T20"> </text:span><text:span text:style-name="T18">words, and over </text:span><text:span text:style-name="T21">0</text:span><text:span text:style-name="T19">4</text:span><text:span text:style-name="T18">,</text:span><text:span text:style-name="T14">6</text:span><text:span text:style-name="T17">70</text:span><text:span text:style-name="T20"> </text:span><text:span text:style-name="T18">characters. There are </text:span><text:span text:style-name="T21">0</text:span><text:span text:style-name="T19">3 </text:span><text:span text:style-name="T18">pages in today’s document according to LibreOffice writer.</text:span></text:p>
      <text:p text:style-name="P27"><text:span text:style-name="T18">N</text:span><text:span text:style-name="T12">ote reference and outro start below here:</text:span></text:p>
      <text:h text:style-name="P6" text:outline-level="4">Overnight notes (phone) – last night (for reference)</text:h>
      <text:p text:style-name="P29">Insert here/None available</text:p>
      <text:h text:style-name="P7" text:outline-level="4">Morning notes (laptop)</text:h>
      <text:p text:style-name="P30">Insert here/None available</text:p>
      <text:h text:style-name="P7" text:outline-level="4">Morning notes (phone)</text:h>
      <text:p text:style-name="P30">Insert here/None available</text:p>
      <text:h text:style-name="P7" text:outline-level="4">Afternoon notes (laptop)</text:h>
      <text:p text:style-name="P30">Insert here/None available</text:p>
      <text:h text:style-name="P7" text:outline-level="4">Afternoon notes (phone)</text:h>
      <text:p text:style-name="P30">Insert here/None available</text:p>
      <text:h text:style-name="P7" text:outline-level="4"><text:span text:style-name="T1">Evening/</text:span>Mid-day notes (laptop)</text:h>
      <text:p text:style-name="P30">Insert here/None available</text:p>
      <text:h text:style-name="P7" text:outline-level="4"><text:span text:style-name="T1">Evening/</text:span>Mid-day notes (phone)</text:h>
      <text:p text:style-name="P30">Insert here/None available</text:p>
      <text:h text:style-name="P7" text:outline-level="4">Overnight notes (laptop)</text:h>
      <text:p text:style-name="P30">Insert here/None available</text:p>
      <text:h text:style-name="P7" text:outline-level="4">Overnight notes (phone)</text:h>
      <text:p text:style-name="P30">Insert here/None available</text:p>
      <text:h text:style-name="P5" text:outline-level="2"><text:bookmark text:name="_End_of_day"/><text:soft-page-break/>End of day (outro)</text:h>
      <text:p text:style-name="P25">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28">. (PLEASE READ OUTRO TO LEARN IMPORTANT INFO ABOUT TODAYS DOCUMENT) </text:span><text:span text:style-name="T29">Outro is obsolete. Some references may remain, but you should always read previous documents first. </text:span><text:span text:style-name="T33">Don’t take content out of context.</text:span></text:p>
      <text:p text:style-name="P20"><text:span text:style-name="T29">A</text:span><text:span text:style-name="T28">lso, make sure to read overnight and daytime notes as well for more context, along with associated dates of new image, video, and other media data, such as screenshots, reddit, </text:span><text:span text:style-name="T30">camera, and more.</text:span></text:p>
      <text:p text:style-name="P21"><text:span text:style-name="T30">T</text:span><text:span text:style-name="T28">his journal is a very advanced structure, but strives for accuracy.</text:span></text:p>
      <text:p text:style-name="P22"><text:span text:style-name="T28">Daily journaling started on September 27</text:span><text:span text:style-name="T9">th</text:span><text:span text:style-name="T28"> 2016, entries before then are backed up with date data, and </text:span><text:span text:style-name="T31">don’t cover everything yet, I am still working on archiving older data.</text:span></text:p>
      <text:p text:style-name="P28"><text:span text:style-name="T31">I</text:span><text:span text:style-name="T28">mages aren’t spammed in journaling since the </text:span><text:span text:style-name="T32">December 28</text:span><text:span text:style-name="T10">th</text:span><text:span text:style-name="T32"> 2018 document, as it became excessive. This was the worst issue in December of 2018.</text:span></text:p>
      <text:p text:style-name="P23">This journal is a complex structure. Make sure to read all documents, notes, and search for mentioned files to get the full context.</text:p>
      <text:p text:style-name="P24">Outro updates are made at the beginning of each month, so check for updates on the 1<text:span text:style-name="T5">st</text:span>, then you don’t have to read it again for the rest of the month, it will just be there (January 2020 and above) the external outro has been abandoned as of February 18<text:span text:style-name="T5">th</text:span> 2019. </text:p>
      <text:p text:style-name="P24">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8:34:15.105681579</meta:creation-date>
    <dc:date>2020-09-03T18:36:07.918260863</dc:date>
    <meta:editing-duration>PT1M53S</meta:editing-duration>
    <meta:editing-cycles>1</meta:editing-cycles>
    <meta:document-statistic meta:table-count="0" meta:image-count="0" meta:object-count="0" meta:page-count="3" meta:paragraph-count="73" meta:word-count="824" meta:character-count="4846" meta:non-whitespace-character-count="4103"/>
    <meta:generator>LibreOffice/6.4.2.2$Linux_X86_64 LibreOffice_project/40$Build-2</meta:generator>
  </office:meta>
</office:document-meta>
</file>